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6.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rlito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arlito" fo:font-size="12pt" style:font-size-asian="12pt" style:font-size-complex="12pt"/>
    </style:style>
    <style:style style:name="ce28" style:family="table-cell" style:parent-style-name="Default">
      <style:table-cell-properties fo:border="none"/>
      <style:text-properties style:font-name="Carlito" fo:font-size="12pt" style:font-size-asian="12pt" style:font-size-complex="12pt"/>
    </style:style>
    <style:style style:name="ce29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Carlito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rli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font-name="Carlito"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font-name="Carlito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omas elegidos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NCBI Referenc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file size</text:p>
          </table:table-cell>
          <table:table-cell table:style-name="ce11" office:value-type="string" calcext:value-type="string">
            <text:p>n de CRISP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NC_013210</text:p>
          </table:table-cell>
          <table:table-cell table:style-name="ce25" office:value-type="string" calcext:value-type="string">
            <text:p>Acetobacter pasteurianus</text:p>
          </table:table-cell>
          <table:table-cell table:style-name="ce30" office:value-type="string" calcext:value-type="string">
            <text:p>191,8 kB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C_016148</text:p>
          </table:table-cell>
          <table:table-cell table:style-name="ce7" office:value-type="string" calcext:value-type="string">
            <text:p> Thermovirga lienii</text:p>
          </table:table-cell>
          <table:table-cell table:style-name="ce8" office:value-type="string" calcext:value-type="string">
            <text:p>2 mb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C_013124</text:p>
          </table:table-cell>
          <table:table-cell table:style-name="ce7" office:value-type="string" calcext:value-type="string">
            <text:p>Acidimicrobium ferrooxidans</text:p>
          </table:table-cell>
          <table:table-cell table:style-name="ce8" office:value-type="string" calcext:value-type="string">
            <text:p>2,2 mb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C_014392</text:p>
          </table:table-cell>
          <table:table-cell table:style-name="ce8" office:value-type="string" calcext:value-type="string">
            <text:p>Caldicellulosiruptor obsidiansis</text:p>
          </table:table-cell>
          <table:table-cell table:style-name="ce8" office:value-type="string" calcext:value-type="string">
            <text:p>2,5 mb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NC_006513</text:p>
          </table:table-cell>
          <table:table-cell table:style-name="ce28" office:value-type="string" calcext:value-type="string">
            <text:p>Aromatoleum aromaticum</text:p>
          </table:table-cell>
          <table:table-cell table:style-name="ce28" office:value-type="string" calcext:value-type="string">
            <text:p>4,3 mb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C_015138 </text:p>
          </table:table-cell>
          <table:table-cell table:style-name="ce7" office:value-type="string" calcext:value-type="string">
            <text:p>Acidovorax avenae subsp. avenae</text:p>
          </table:table-cell>
          <table:table-cell table:style-name="ce8" office:value-type="string" calcext:value-type="string">
            <text:p>5,5 mb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C_013510</text:p>
          </table:table-cell>
          <table:table-cell table:style-name="ce29" office:value-type="string" calcext:value-type="string">
            <text:p>Thermomonospora curvata </text:p>
          </table:table-cell>
          <table:table-cell table:style-name="ce9" office:value-type="string" calcext:value-type="string">
            <text:p>5,6 mb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C_013210" table:style-name="ta1">
        <table:table-column table:style-name="co3" table:number-columns-repeated="5" table:default-cell-style-name="Default"/>
        <table:table-column table:style-name="co3" table:default-cell-style-name="ce16"/>
        <table:table-column table:style-name="co3" table:number-columns-repeated="2" table:default-cell-style-name="ce15"/>
        <table:table-column table:style-name="co3" table:default-cell-style-name="ce17"/>
        <table:table-column table:style-name="co3" table:number-columns-repeated="19" table:default-cell-style-name="Default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/>
          <table:table-cell table:style-name="Default" table:number-columns-repeated="4"/>
          <table:table-cell table:number-columns-repeated="19"/>
        </table:table-row>
        <table:table-row table:style-name="ro4">
          <table:table-cell table:style-name="ce15" office:value-type="string" calcext:value-type="string">
            <text:p>NC_013210_1</text:p>
          </table:table-cell>
          <table:table-cell table:style-name="ce15" office:value-type="string" calcext:value-type="string">
            <text:p>GTGTTCCCCGCACACGCGGGGATGAACCG</text:p>
          </table:table-cell>
          <table:table-cell office:value-type="string" calcext:value-type="string">
            <text:p>29 bp</text:p>
          </table:table-cell>
          <table:table-cell office:value-type="float" office:value="24" calcext:value-type="float">
            <text:p>24</text:p>
          </table:table-cell>
          <table:table-cell office:value-type="float" office:value="123524" calcext:value-type="float">
            <text:p>123524</text:p>
          </table:table-cell>
          <table:table-cell office:value-type="float" office:value="123585" calcext:value-type="float">
            <text:p>123585</text:p>
          </table:table-cell>
          <table:table-cell office:value-type="float" office:value="123646" calcext:value-type="float">
            <text:p>123646</text:p>
          </table:table-cell>
          <table:table-cell office:value-type="float" office:value="123707" calcext:value-type="float">
            <text:p>123707</text:p>
          </table:table-cell>
          <table:table-cell office:value-type="float" office:value="123768" calcext:value-type="float">
            <text:p>123768</text:p>
          </table:table-cell>
          <table:table-cell office:value-type="float" office:value="123829" calcext:value-type="float">
            <text:p>123829</text:p>
          </table:table-cell>
          <table:table-cell office:value-type="float" office:value="123890" calcext:value-type="float">
            <text:p>123890</text:p>
          </table:table-cell>
          <table:table-cell office:value-type="float" office:value="123951" calcext:value-type="float">
            <text:p>123951</text:p>
          </table:table-cell>
          <table:table-cell office:value-type="float" office:value="124012" calcext:value-type="float">
            <text:p>124012</text:p>
          </table:table-cell>
          <table:table-cell office:value-type="float" office:value="124073" calcext:value-type="float">
            <text:p>124073</text:p>
          </table:table-cell>
          <table:table-cell office:value-type="float" office:value="124134" calcext:value-type="float">
            <text:p>124134</text:p>
          </table:table-cell>
          <table:table-cell office:value-type="float" office:value="124195" calcext:value-type="float">
            <text:p>124195</text:p>
          </table:table-cell>
          <table:table-cell office:value-type="float" office:value="124256" calcext:value-type="float">
            <text:p>124256</text:p>
          </table:table-cell>
          <table:table-cell office:value-type="float" office:value="124317" calcext:value-type="float">
            <text:p>124317</text:p>
          </table:table-cell>
          <table:table-cell office:value-type="float" office:value="124378" calcext:value-type="float">
            <text:p>124378</text:p>
          </table:table-cell>
          <table:table-cell office:value-type="float" office:value="124439" calcext:value-type="float">
            <text:p>124439</text:p>
          </table:table-cell>
          <table:table-cell office:value-type="float" office:value="124500" calcext:value-type="float">
            <text:p>124500</text:p>
          </table:table-cell>
          <table:table-cell office:value-type="float" office:value="124561" calcext:value-type="float">
            <text:p>124561</text:p>
          </table:table-cell>
          <table:table-cell office:value-type="float" office:value="124622" calcext:value-type="float">
            <text:p>124622</text:p>
          </table:table-cell>
          <table:table-cell office:value-type="float" office:value="124683" calcext:value-type="float">
            <text:p>124683</text:p>
          </table:table-cell>
          <table:table-cell office:value-type="float" office:value="124744" calcext:value-type="float">
            <text:p>124744</text:p>
          </table:table-cell>
          <table:table-cell office:value-type="float" office:value="124805" calcext:value-type="float">
            <text:p>124805</text:p>
          </table:table-cell>
          <table:table-cell office:value-type="float" office:value="124866" calcext:value-type="float">
            <text:p>124866</text:p>
          </table:table-cell>
          <table:table-cell office:value-type="float" office:value="124927" calcext:value-type="float">
            <text:p>124927</text:p>
          </table:table-cell>
        </table:table-row>
        <table:table-row table:style-name="ro3" table:number-rows-repeated="21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NC_016148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3">
          <table:table-cell table:style-name="ce15" office:value-type="string" calcext:value-type="string">
            <text:p>CRISPR i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posiciones</text:p>
          </table:table-cell>
          <table:table-cell table:number-columns-repeated="12"/>
        </table:table-row>
        <table:table-row table:style-name="ro5">
          <table:table-cell table:style-name="ce15" office:value-type="string" calcext:value-type="string">
            <text:p>NC_016148_1</text:p>
          </table:table-cell>
          <table:table-cell office:value-type="string" calcext:value-type="string">
            <text:p>GATTCAATCGAACCGATACGGAATGGAAAC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316, 256379, 256439, 256501, 256564, 256625, 256687, 256752, 256819, 256883, 256947, 257014, 257079, 257140, 257203, 257267, 257335, 257403, 257470, 257533, 257597, 257665, 257727, 257792 </text:p>
          </table:table-cell>
          <table:table-cell table:number-columns-repeated="12"/>
        </table:table-row>
        <table:table-row table:style-name="ro5">
          <table:table-cell table:style-name="ce15" office:value-type="string" calcext:value-type="string">
            <text:p>NC_016148_2</text:p>
          </table:table-cell>
          <table:table-cell table:style-name="ce15" office:value-type="string" calcext:value-type="string">
            <text:p>GTTTTAGACCTTCCTATAAGGGATGGAAAC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79012, 279079, 279145, 279212, 279279, 279345, 279411, 279476, 279542, 279607, 279673, 279739, 279806, 279872, 279938, 280003, 280069, 280134, 280201, 280268, 280334, 280401, 280467, 280535, 280602, 280669, 280734, 280799, 280865, 280930, 280996, 281061, 281130, 281196, 281261, 281327, 281394, 281459, 281526, 281593, 281660, 281727, 281793, 281858, 281924, 281990</text:p>
          </table:table-cell>
          <table:table-cell table:number-columns-repeated="12"/>
        </table:table-row>
        <table:table-row table:style-name="ro3" table:number-rows-repeated="3">
          <table:table-cell table:number-columns-repeated="17"/>
        </table:table-row>
        <table:table-row table:style-name="ro3">
          <table:table-cell office:value-type="string" calcext:value-type="string">
            <text:p>number of crispr </text:p>
          </table:table-cell>
          <table:table-cell office:value-type="string" calcext:value-type="string">
            <text:p><text:s/>reported crispr </text:p>
          </table:table-cell>
          <table:table-cell table:number-columns-repeated="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election time </text:p>
          </table:table-cell>
          <table:table-cell office:value-type="string" calcext:value-type="string">
            <text:p><text:s/>filtering time </text:p>
          </table:table-cell>
          <table:table-cell table:number-columns-repeated="15"/>
        </table:table-row>
        <table:table-row table:style-name="ro3">
          <table:table-cell office:value-type="float" office:value="67399" calcext:value-type="float">
            <text:p>67399</text:p>
          </table:table-cell>
          <table:table-cell office:value-type="float" office:value="19899" calcext:value-type="float">
            <text:p>1989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<text:s/>repeats </text:p>
          </table:table-cell>
          <table:table-cell office:value-type="string" calcext:value-type="string">
            <text:p><text:s/>detected occs </text:p>
          </table:table-cell>
          <table:table-cell office:value-type="string" calcext:value-type="string">
            <text:p><text:s/>partially detected occs 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C_016148_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3" table:number-rows-repeated="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table:number-columns-repeated="3"/>
          <table:table-cell office:value-type="float" office:value="256316" calcext:value-type="float">
            <text:p>256316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table:number-columns-repeated="3"/>
          <table:table-cell office:value-type="float" office:value="257267" calcext:value-type="float">
            <text:p>2572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1" calcext:value-type="float">
            <text:p>31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267" calcext:value-type="float">
            <text:p>257267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335" calcext:value-type="float">
            <text:p>257335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403" calcext:value-type="float">
            <text:p>257403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597" calcext:value-type="float">
            <text:p>25759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29" calcext:value-type="float">
            <text:p>29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665" calcext:value-type="float">
            <text:p>25766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57792" calcext:value-type="float">
            <text:p>257792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79012" calcext:value-type="float">
            <text:p>279012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467" calcext:value-type="float">
            <text:p>280467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535" calcext:value-type="float">
            <text:p>280535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0930" calcext:value-type="float">
            <text:p>280930</text:p>
          </table:table-cell>
        </table:table-row>
        <table:table-row table:style-name="ro3">
          <table:table-cell table:number-columns-repeated="17"/>
        </table:table-row>
        <table:table-row table:style-name="ro3">
          <table:table-cell office:value-type="string" calcext:value-type="string" table:number-columns-spanned="3" table:number-rows-spanned="1">
            <text:p>Number of repetitions: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DR length:</text:p>
          </table:table-cell>
          <table:covered-table-cell office:value-type="string" calcext:value-type="string">
            <text:p>length:</text:p>
          </table:covered-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4" table:number-rows-spanned="1">
            <text:p>Position of fir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fir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130" calcext:value-type="float">
            <text:p>281130</text:p>
          </table:table-cell>
          <table:table-cell office:value-type="string" calcext:value-type="string" table:number-columns-spanned="4" table:number-rows-spanned="1">
            <text:p>Position of last DR:</text:p>
          </table:table-cell>
          <table:covered-table-cell office:value-type="string" calcext:value-type="string">
            <text:p>of</text:p>
          </table:covered-table-cell>
          <table:covered-table-cell office:value-type="string" calcext:value-type="string">
            <text:p>last</text:p>
          </table:covered-table-cell>
          <table:covered-table-cell office:value-type="string" calcext:value-type="string">
            <text:p>DR:</text:p>
          </table:covered-table-cell>
          <table:table-cell office:value-type="float" office:value="281858" calcext:value-type="float">
            <text:p>281858</text:p>
          </table:table-cell>
        </table:table-row>
      </table:table>
      <table:named-expressions/>
      <table:database-ranges>
        <table:database-range table:name="__Anonymous_Sheet_DB__0" table:target-range-address="'genomas elegidos'.A3:'genomas elegidos'.D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2:09:47.80109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0:24:47.873413233</meta:creation-date>
    <dc:date>2020-03-24T14:24:57.312973276</dc:date>
    <meta:editing-duration>PT3M28S</meta:editing-duration>
    <meta:editing-cycles>2</meta:editing-cycles>
    <meta:generator>LibreOffice/6.0.7.3$Linux_X86_64 LibreOffice_project/00m0$Build-3</meta:generator>
    <meta:document-statistic meta:table-count="3" meta:cell-count="197" meta:object-count="0"/>
  </office:meta>
</office:document-meta>
</file>